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B000003B3EE11A18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measure">
      <style:graphic-properties draw:textarea-horizontal-align="center" draw:textarea-vertical-align="middle" draw:line-distance="0.255cm"/>
    </style:style>
    <style:style style:name="gr3" style:family="graphic" style:parent-style-name="measure">
      <style:graphic-properties draw:textarea-horizontal-align="center" draw:textarea-vertical-align="middle" draw:line-distance="0.216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523cm" svg:x="1.035cm" svg:y="6.348cm">
          <draw:image xlink:href="Pictures/10000000000004AB000003B3EE11A18E.png" xlink:type="simple" xlink:show="embed" xlink:actuate="onLoad">
            <text:p text:style-name="P3"/>
          </draw:image>
        </draw:frame>
        <draw:measure draw:style-name="gr2" draw:text-style-name="P2" draw:layer="measurelines" svg:x1="1.554cm" svg:y1="7.225cm" svg:x2="1.555cm" svg:y2="20.846cm">
          <text:p text:style-name="P2">9.5 m</text:p>
        </draw:measure>
        <draw:measure draw:style-name="gr3" draw:text-style-name="P2" draw:layer="measurelines" svg:x1="2.037cm" svg:y1="7.251cm" svg:x2="19.617cm" svg:y2="7.25cm">
          <text:p text:style-name="P2">12 m<text:measure text:kind="gap"/></text:p>
        </draw:measure>
        <draw:line draw:style-name="gr4" draw:text-style-name="P1" draw:layer="layout" svg:x1="10.931cm" svg:y1="14.235cm" svg:x2="10.931cm" svg:y2="8.343cm">
          <text:p text:style-name="P3"/>
        </draw:line>
        <draw:frame draw:style-name="gr5" draw:layer="layout" svg:width="3.859cm" svg:height="1.145cm" draw:transform="rotate (1.5707963267946) translate (9.913cm 13.364cm)">
          <draw:text-box>
            <text:p text:style-name="P3">user vi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Circle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Arial Black'" style:font-style-name="Regular" style:font-family-generic="swiss" style:font-pitch="variable" fo:font-size="18pt" fo:font-style="normal" fo:text-shadow="none" style:text-underline-style="none" fo:font-weight="900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none" draw:fill-gradient-name="Gradient_20_7" draw:fill-hatch-name="Hatch_20_1" draw:fill-image-name="Bitmape_20_1" draw:show-unit="true"/>
      <style:text-properties fo:font-family="'Arial Black'" style:font-style-name="Regular" style:font-family-generic="swiss" style:font-pitch="variable" fo:font-size="18pt" fo:font-weight="900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6-22T22:50:15</meta:creation-date>
    <dc:creator>Ol' Dirty Bastard</dc:creator>
    <dc:date>2009-06-23T20:26:18</dc:date>
    <meta:editing-cycles>8</meta:editing-cycles>
    <meta:editing-duration>PT37M5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